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2-08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2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2-07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2-06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1-07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1-06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0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0-07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0-07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20-06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88" calcext:value-type="float">
            <text:p>3.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5541010656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